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7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191cm" svg:height="2.54cm" svg:x="2.286cm" svg:y="5.08cm">
          <text:p text:style-name="P1">4-gram</text:p>
          <text:p text:style-name="P1">match?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064cm" svg:height="2.286cm" svg:x="12.446cm" svg:y="0.762cm">
          <text:p text:style-name="P1">User Text</text:p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191cm" svg:height="2.54cm" svg:x="8.89cm" svg:y="5.08cm">
          <text:p text:style-name="P1">tri-gram</text:p>
          <text:p text:style-name="P1">match?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191cm" svg:height="2.54cm" svg:x="15.113cm" svg:y="5.08cm">
          <text:p text:style-name="P1">bi-gram</text:p>
          <text:p text:style-name="P1">match?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191cm" svg:height="2.54cm" svg:x="21.59cm" svg:y="5.08cm">
          <text:p text:style-name="P1">Default:</text:p>
          <text:p text:style-name="P1"><text:s/>'the' or 'a'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2.446cm" svg:y1="1.905cm" svg:x2="4.381cm" svg:y2="5.08cm" draw:start-shape="id1" draw:start-glue-point="3" draw:end-shape="id2" draw:end-glue-point="0" svg:d="m12446 1905h-8065v3175" svg:viewBox="0 0 8066 3176">
          <text:p text:style-name="P2">3+ words</text:p>
        </draw:connector>
        <draw:connector draw:style-name="gr3" draw:text-style-name="P1" draw:layer="layout" svg:x1="14.478cm" svg:y1="3.048cm" svg:x2="10.985cm" svg:y2="5.08cm" draw:start-shape="id1" draw:end-shape="id3" draw:end-glue-point="0" svg:d="m14478 3048v1116h-3493v916" svg:viewBox="0 0 3494 2033">
          <text:p/>
        </draw:connector>
        <draw:connector draw:style-name="gr3" draw:text-style-name="P1" draw:layer="layout" svg:x1="14.478cm" svg:y1="3.048cm" svg:x2="17.208cm" svg:y2="5.08cm" draw:start-shape="id1" draw:start-glue-point="2" draw:end-shape="id4" draw:end-glue-point="0" svg:d="m14478 3048v1116h2730v916" svg:viewBox="0 0 2731 2033">
          <text:p/>
        </draw:connector>
        <draw:connector draw:style-name="gr2" draw:text-style-name="P1" draw:layer="layout" svg:x1="6.477cm" svg:y1="6.35cm" svg:x2="8.89cm" svg:y2="6.35cm" draw:start-shape="id2" draw:start-glue-point="1" draw:end-shape="id3" draw:end-glue-point="3" svg:d="m6477 6350h2413" svg:viewBox="0 0 2414 1">
          <text:p/>
        </draw:connector>
        <draw:connector draw:style-name="gr2" draw:text-style-name="P1" draw:layer="layout" svg:x1="13.081cm" svg:y1="6.35cm" svg:x2="15.113cm" svg:y2="6.35cm" draw:start-shape="id3" draw:start-glue-point="1" draw:end-shape="id4" draw:end-glue-point="3" svg:d="m13081 6350h2032" svg:viewBox="0 0 2033 1">
          <text:p/>
        </draw:connector>
        <draw:connector draw:style-name="gr2" draw:text-style-name="P1" draw:layer="layout" svg:x1="19.304cm" svg:y1="6.35cm" svg:x2="21.59cm" svg:y2="6.35cm" draw:start-shape="id4" draw:start-glue-point="1" draw:end-shape="id5" draw:end-glue-point="3" svg:d="m19304 6350h2286" svg:viewBox="0 0 2287 1">
          <text:p/>
        </draw:connector>
        <draw:frame draw:style-name="gr4" draw:layer="layout" svg:width="2.708cm" svg:height="1.292cm" svg:x="9.493cm" svg:y="3.153cm">
          <draw:text-box>
            <text:p>2 words</text:p>
          </draw:text-box>
        </draw:frame>
        <draw:frame draw:style-name="gr5" draw:layer="layout" svg:width="2.39cm" svg:height="1.397cm" svg:x="16.224cm" svg:y="3.175cm">
          <draw:text-box>
            <text:p>1 word</text:p>
          </draw:text-box>
        </draw:frame>
        <draw:custom-shape draw:style-name="gr1" draw:text-style-name="P1" draw:layer="layout" svg:width="4.191cm" svg:height="2.54cm" svg:x="12.065cm" svg:y="8.89cm">
          <text:p text:style-name="P1">Result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445cm" svg:y1="7.747cm" svg:x2="12.065cm" svg:y2="10.414cm">
          <text:p/>
        </draw:line>
        <draw:line draw:style-name="gr3" draw:text-style-name="P1" draw:layer="layout" svg:x1="10.922cm" svg:y1="7.62cm" svg:x2="13.97cm" svg:y2="8.89cm">
          <text:p/>
        </draw:line>
        <draw:line draw:style-name="gr3" draw:text-style-name="P1" draw:layer="layout" svg:x1="17.272cm" svg:y1="7.62cm" svg:x2="14.097cm" svg:y2="8.89cm">
          <text:p/>
        </draw:line>
        <draw:line draw:style-name="gr3" draw:text-style-name="P1" draw:layer="layout" svg:x1="23.495cm" svg:y1="7.747cm" svg:x2="16.256cm" svg:y2="10.414cm">
          <text:p/>
        </draw:line>
        <draw:frame draw:style-name="gr4" draw:layer="layout" svg:width="1.311cm" svg:height="1.292cm" svg:x="6.944cm" svg:y="5.207cm">
          <draw:text-box>
            <text:p>No</text:p>
          </draw:text-box>
        </draw:frame>
        <draw:frame draw:style-name="gr4" draw:layer="layout" svg:width="1.311cm" svg:height="1.292cm" svg:x="13.421cm" svg:y="5.207cm">
          <draw:text-box>
            <text:p>No</text:p>
          </draw:text-box>
        </draw:frame>
        <draw:frame draw:style-name="gr4" draw:layer="layout" svg:width="1.311cm" svg:height="1.292cm" svg:x="19.685cm" svg:y="5.207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4T22:58:45.67</meta:creation-date>
    <dc:date>2014-12-06T00:27:36.27</dc:date>
    <meta:editing-duration>PT17M52S</meta:editing-duration>
    <meta:editing-cycles>4</meta:editing-cycles>
    <meta:generator>LibreOffice/3.6$Windows_x86 LibreOffice_project/e183d5b-f8ccaf6-3804794-95b4be8-895629</meta:generator>
    <meta:document-statistic meta:object-count="21"/>
  </office:meta>
</office:document-meta>
</file>